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800" table:style-name="ce10">
            <text:p>800</text:p>
          </table:table-cell>
          <table:table-cell table:style-name="ce1"/>
          <table:table-cell office:value-type="float" office:value="800" table:formula="of:=[.E2]" table:style-name="ce1">
            <text:p>8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]" table:style-name="ce1">
            <text:p>1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5]" table:style-name="ce1">
            <text:p>4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style-name="ce1"/>
          <table:table-cell office:value-type="float" office:value="0" table:formula="of:=[.E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9]" table:style-name="ce1">
            <text:p>4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10" table:style-name="ce10">
            <text:p>10</text:p>
          </table:table-cell>
          <table:table-cell office:value-type="string" table:style-name="ce1">
            <text:p>шт</text:p>
          </table:table-cell>
          <table:table-cell office:value-type="float" office:value="4" table:formula="of:=[.E11]*0.4" table:style-name="ce1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12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office:value-type="string" table:style-name="ce1">
            <text:p>Традиционная</text:p>
          </table:table-cell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2]" table:style-name="ce1">
            <text:p>10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style-name="ce10"/>
          <table:table-cell table:style-name="ce1"/>
          <table:table-cell office:value-type="float" office:value="0" table:formula="of:=[.E23]" table:style-name="ce1">
            <text:p>0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5]" table:style-name="ce1">
            <text:p>12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6]" table:style-name="ce1">
            <text:p>10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7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2]" table:style-name="ce1">
            <text:p>12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6" table:style-name="ce10">
            <text:p>16</text:p>
          </table:table-cell>
          <table:table-cell table:style-name="ce1"/>
          <table:table-cell office:value-type="float" office:value="16" table:formula="of:=[.E33]" table:style-name="ce1">
            <text:p>16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4]" table:style-name="ce1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36]" table:style-name="ce1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7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38]" table:style-name="ce1">
            <text:p>1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40]" table:style-name="ce1">
            <text:p>7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1]" table:style-name="ce1">
            <text:p>15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style-name="ce10"/>
          <table:table-cell table:style-name="ce1"/>
          <table:table-cell office:value-type="float" office:value="0" table:formula="of:=[.E4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300" table:style-name="ce10">
            <text:p>1300</text:p>
          </table:table-cell>
          <table:table-cell table:style-name="ce1"/>
          <table:table-cell office:value-type="float" office:value="1300" table:formula="of:=[.E44]" table:style-name="ce1">
            <text:p>13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47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8]" table:style-name="ce1">
            <text:p>3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3" table:style-name="ce10">
            <text:p>3</text:p>
          </table:table-cell>
          <table:table-cell table:style-name="ce1"/>
          <table:table-cell office:value-type="float" office:value="3" table:formula="of:=[.E50]" table:style-name="ce1">
            <text:p>3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5" table:style-name="ce19">
            <text:p>15</text:p>
          </table:table-cell>
          <table:table-cell table:style-name="ce1"/>
          <table:table-cell office:value-type="float" office:value="15" table:formula="of:=[.E53]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office:value-type="float" office:value="40" table:style-name="ce19">
            <text:p>40</text:p>
          </table:table-cell>
          <table:table-cell table:style-name="ce1"/>
          <table:table-cell office:value-type="float" office:value="40" table:formula="of:=[.E54]" table:style-name="ce1">
            <text:p>40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4054" table:formula="of:=SUM([.E2:.E54])" table:style-name="ce19">
            <text:p>4054</text:p>
          </table:table-cell>
          <table:table-cell table:style-name="ce1"/>
          <table:table-cell office:value-type="float" office:value="4048" table:formula="of:=SUM([.G2:.G54])" table:style-name="ce19">
            <text:p>4048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1-19T07:55:08Z</dc:date>
    <meta:print-date>2024-07-02T10:41:14Z</meta:print-date>
    <meta:editing-cycles>120</meta:editing-cycles>
    <meta:editing-duration>PT144608S</meta:editing-duration>
  </office:meta>
</office:document-meta>
</file>